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E6000000C36B1F9B22D22CDDF1.png" manifest:media-type="image/png"/>
  <manifest:file-entry manifest:full-path="Pictures/10000001000001EF000000C0CF5C025835136A26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8f537" officeooo:paragraph-rsid="0008f537"/>
    </style:style>
    <style:style style:name="P2" style:family="paragraph" style:parent-style-name="Standard">
      <style:text-properties officeooo:rsid="000901e8" officeooo:paragraph-rsid="000901e8"/>
    </style:style>
    <style:style style:name="P3" style:family="paragraph" style:parent-style-name="Standard">
      <style:text-properties style:text-underline-style="solid" style:text-underline-width="auto" style:text-underline-color="font-color" officeooo:rsid="000901e8" officeooo:paragraph-rsid="000901e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ffesors creation → </text:p>
      <text:p text:style-name="P3"><draw:frame draw:style-name="fr1" draw:name="Imagen1" text:anchor-type="char" svg:x="0.06cm" svg:y="0.185cm" svg:width="12.861cm" svg:height="5.159cm" draw:z-index="0"><draw:image xlink:href="Pictures/10000001000001E6000000C36B1F9B22D22CDDF1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n2" text:anchor-type="char" svg:x="0.258cm" svg:y="0.926cm" svg:width="13.099cm" svg:height="5.08cm" draw:z-index="1"><draw:image xlink:href="Pictures/10000001000001EF000000C0CF5C025835136A2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4T18:13:29.484000000</meta:creation-date>
    <dc:date>2024-11-05T18:50:46.605000000</dc:date>
    <meta:editing-duration>PT4M4S</meta:editing-duration>
    <meta:editing-cycles>2</meta:editing-cycles>
    <meta:generator>LibreOffice/7.6.2.1$Windows_X86_64 LibreOffice_project/56f7684011345957bbf33a7ee678afaf4d2ba333</meta:generator>
    <meta:document-statistic meta:table-count="0" meta:image-count="2" meta:object-count="0" meta:page-count="1" meta:paragraph-count="1" meta:word-count="3" meta:character-count="22" meta:non-whitespace-character-count="19"/>
  </office:meta>
</office:document-meta>
</file>